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a35c56" officeooo:paragraph-rsid="00a35c56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>
      <style:paragraph-properties fo:text-align="center"/>
    </style:style>
    <style:style style:name="T1" style:family="text">
      <style:text-properties style:font-name="Libertinus Sans2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28_3304196238"/>Configuring Freeplane<text:bookmark-end text:name="__RefHeading___Toc128_3304196238"/></text:h>
      <text:p text:style-name="P1"><text:span text:style-name="T3">Abstract</text:span>.- The abstract of the chapter goes here</text:p>
      <text:h text:style-name="Heading_20_1" text:outline-level="2">The user directory</text:h>
      <text:p text:style-name="Best_20_paragraph"/>
      <text:h text:style-name="Heading_20_1" text:outline-level="2">Preferences</text:h>
      <text:h text:style-name="Heading_20_2" text:outline-level="3">Environment</text:h>
      <text:p text:style-name="Best_20_paragraph"/>
      <text:h text:style-name="Heading_20_2" text:outline-level="3">Appearance</text:h>
      <text:p text:style-name="Best_20_paragraph"/>
      <text:h text:style-name="Heading_20_2" text:outline-level="3">Defaults</text:h>
      <text:p text:style-name="Best_20_paragraph"/>
      <text:h text:style-name="Heading_20_2" text:outline-level="3">Behavior</text:h>
      <text:p text:style-name="Best_20_paragraph"/>
      <text:h text:style-name="Heading_20_2" text:outline-level="3">HTML</text:h>
      <text:p text:style-name="Best_20_paragraph"/>
      <text:h text:style-name="Heading_20_2" text:outline-level="3">Presentation</text:h>
      <text:p text:style-name="Best_20_paragraph"/>
      <text:h text:style-name="Heading_20_2" text:outline-level="3">Keystrokes</text:h>
      <text:h text:style-name="Heading_20_2" text:outline-level="3"><text:soft-page-break/>Plugin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2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1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2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1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2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2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2" draw:name="Forma1" draw:style-name="Mgr1" draw:text-style-name="MP1" svg:x1="6.86cm" svg:y1="0.947cm" svg:x2="-3.988cm" svg:y2="0.947cm"><text:p/></draw:line><text:chapter text:display="name" text:outline-level="1">Configuring Freeplane</text:chapter></text:p>
      </style:header>
      <style:footer>
        <text:p text:style-name="MP2"><draw:line text:anchor-type="paragraph" draw:z-index="5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9M54S</meta:editing-duration>
    <meta:editing-cycles>10</meta:editing-cycles>
    <meta:generator>LibreOffice/7.1.5.2$Windows_x86 LibreOffice_project/85f04e9f809797b8199d13c421bd8a2b025d52b5</meta:generator>
    <meta:initial-creator>Kewapo wapo</meta:initial-creator>
    <dc:date>2021-08-26T13:47:08.824000000</dc:date>
    <dc:creator>Kewapo wapo</dc:creator>
    <meta:document-statistic meta:table-count="0" meta:image-count="0" meta:object-count="0" meta:page-count="4" meta:paragraph-count="14" meta:word-count="26" meta:character-count="184" meta:non-whitespace-character-count="171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